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e8aa5aa"/>
    </style:style>
    <style:style style:name="P37" style:family="paragraph" style:parent-style-name="Standard">
      <style:text-properties officeooo:rsid="0e8aa5aa" officeooo:paragraph-rsid="0e8aa5aa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1" style:family="paragraph" style:parent-style-name="Footnote">
      <style:text-properties officeooo:rsid="043ccc66" officeooo:paragraph-rsid="0e849f1d"/>
    </style:style>
    <style:style style:name="P42" style:family="paragraph" style:parent-style-name="Standard">
      <style:paragraph-properties fo:text-align="center" style:justify-single-word="false"/>
      <style:text-properties officeooo:paragraph-rsid="0cc50ec9"/>
    </style:style>
    <style:style style:name="P43" style:family="paragraph" style:parent-style-name="Standard">
      <style:paragraph-properties fo:text-align="center" style:justify-single-word="false"/>
      <style:text-properties officeooo:paragraph-rsid="0c8b5238"/>
    </style:style>
    <style:style style:name="P44" style:family="paragraph" style:parent-style-name="Standard">
      <style:paragraph-properties fo:text-align="center" style:justify-single-word="false"/>
      <style:text-properties officeooo:paragraph-rsid="0d1ec96e"/>
    </style:style>
    <style:style style:name="P45" style:family="paragraph" style:parent-style-name="Standard">
      <style:paragraph-properties fo:text-align="center" style:justify-single-word="false"/>
      <style:text-properties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text-align="center" style:justify-single-word="false"/>
      <style:text-properties officeooo:paragraph-rsid="0fd58c4e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e38fc62"/>
    </style:style>
    <style:style style:name="P50" style:family="paragraph" style:parent-style-name="Standard">
      <style:paragraph-properties fo:text-align="center" style:justify-single-word="false"/>
      <style:text-properties officeooo:paragraph-rsid="0e82f1b0"/>
    </style:style>
    <style:style style:name="P51" style:family="paragraph" style:parent-style-name="Standard">
      <style:paragraph-properties fo:text-align="center" style:justify-single-word="false"/>
      <style:text-properties officeooo:paragraph-rsid="10b8151a"/>
    </style:style>
    <style:style style:name="P52" style:family="paragraph" style:parent-style-name="Standard">
      <style:text-properties officeooo:paragraph-rsid="0fad1a3f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text-properties officeooo:paragraph-rsid="10245b8e"/>
    </style:style>
    <style:style style:name="P55" style:family="paragraph" style:parent-style-name="Standard">
      <style:text-properties officeooo:rsid="101e3872" officeooo:paragraph-rsid="10505b46"/>
    </style:style>
    <style:style style:name="P56" style:family="paragraph" style:parent-style-name="Standard">
      <style:text-properties officeooo:paragraph-rsid="1057599b"/>
    </style:style>
    <style:style style:name="P57" style:family="paragraph" style:parent-style-name="Standard">
      <style:text-properties officeooo:paragraph-rsid="10b975fb"/>
    </style:style>
    <style:style style:name="P58" style:family="paragraph" style:parent-style-name="Standard">
      <style:text-properties officeooo:paragraph-rsid="10ba098e"/>
    </style:style>
    <style:style style:name="P59" style:family="paragraph" style:parent-style-name="Standard">
      <style:text-properties officeooo:paragraph-rsid="10be1a4c"/>
    </style:style>
    <style:style style:name="P60" style:family="paragraph" style:parent-style-name="Standard">
      <style:text-properties officeooo:paragraph-rsid="10c8c30e"/>
    </style:style>
    <style:style style:name="P61" style:family="paragraph" style:parent-style-name="Standard">
      <style:text-properties officeooo:rsid="104324ed" officeooo:paragraph-rsid="10ca7d50"/>
    </style:style>
    <style:style style:name="P62" style:family="paragraph" style:parent-style-name="Standard">
      <style:text-properties officeooo:paragraph-rsid="10ca7d50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text-properties officeooo:paragraph-rsid="10ce1de8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10d3b620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1" style:family="paragraph" style:parent-style-name="Footnote">
      <style:text-properties officeooo:paragraph-rsid="10e6732c"/>
    </style:style>
    <style:style style:name="P72" style:family="paragraph" style:parent-style-name="Standard">
      <style:text-properties officeooo:paragraph-rsid="10eaf340"/>
    </style:style>
    <style:style style:name="P73" style:family="paragraph" style:parent-style-name="Footnote">
      <style:text-properties officeooo:paragraph-rsid="10f3232c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Standard">
      <style:text-properties officeooo:paragraph-rsid="1044b2e0"/>
    </style:style>
    <style:style style:name="P7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" style:family="text">
      <style:text-properties fo:language="nl" fo:country="NL" style:text-underline-style="none" officeooo:rsid="10f879b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officeooo:rsid="02f99a6c"/>
    </style:style>
    <style:style style:name="T8" style:family="text">
      <style:text-properties style:font-name="Liberation Sans" fo:font-size="12pt"/>
    </style:style>
    <style:style style:name="T9" style:family="text">
      <style:text-properties style:font-name="Liberation Sans" fo:font-size="12pt" style:font-size-asian="12pt" style:font-size-complex="12pt"/>
    </style:style>
    <style:style style:name="T10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style:text-underline-style="none" style:font-size-asian="12pt" style:font-size-complex="12pt"/>
    </style:style>
    <style:style style:name="T17" style:family="text">
      <style:text-properties style:font-name="Liberation Sans" fo:font-size="12pt" style:text-underline-style="none" officeooo:rsid="108e61e7" style:font-size-asian="12pt" style:font-size-complex="12pt"/>
    </style:style>
    <style:style style:name="T18" style:family="text">
      <style:text-properties style:font-name="Liberation Sans" fo:font-size="12pt" style:text-underline-style="none" officeooo:rsid="10d7b928" style:font-size-asian="12pt" style:font-size-complex="12pt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style:font-size-asian="12pt" style:font-size-complex="12pt"/>
    </style:style>
    <style:style style:name="T16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3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7" style:family="text">
      <style:text-properties officeooo:rsid="04473353"/>
    </style:style>
    <style:style style:name="T188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9" style:family="text">
      <style:text-properties fo:font-size="10pt" officeooo:rsid="04473353" style:font-size-asian="10pt" style:font-size-complex="10pt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f4f8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officeooo:rsid="0aace3cd"/>
    </style:style>
    <style:style style:name="T193" style:family="text">
      <style:text-properties officeooo:rsid="0f95a7a0"/>
    </style:style>
    <style:style style:name="T194" style:family="text">
      <style:text-properties officeooo:rsid="0f8f58bd"/>
    </style:style>
    <style:style style:name="T195" style:family="text">
      <style:text-properties style:font-name="Ubuntu1" fo:font-size="10pt" officeooo:rsid="04473353" style:font-size-asian="10pt" style:font-size-complex="10pt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fo:color="#202124" loext:opacity="100%" style:font-name="Roboto" fo:letter-spacing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6"><text:span text:style-name="T136">C</text:span><text:span text:style-name="T135">hecklist voor </text:span><text:span text:style-name="T137">de installatie</text:span><text:span text:style-name="T135"> van </text:span><text:span text:style-name="T135"><text:user-field-get text:name="Distro">Debian</text:user-field-get></text:span><text:span text:style-name="T138"><text:s/></text:span><text:span text:style-name="T138"><text:user-field-get text:name="Version">12</text:user-field-get></text:span><text:span text:style-name="T139"><text:note text:id="ftn1" text:note-class="footnote"><text:note-citation>1</text:note-citation><text:note-body><text:p text:style-name="P14"><text:span text:style-name="T203">D</text:span><text:span text:style-name="T204">eze </text:span><text:span text:style-name="T211"><text:user-field-get text:name="Distro">Debian</text:user-field-get></text:span><text:span text:style-name="T205"><text:s/></text:span><text:span text:style-name="T210"><text:user-field-get text:name="Version">12</text:user-field-get></text:span><text:span text:style-name="T210"><text:s/>Server</text:span><text:span text:style-name="T204"> van </text:span><text:span text:style-name="T209">11 </text:span><text:span text:style-name="T206">juni</text:span><text:span text:style-name="T207"> </text:span><text:span text:style-name="T213"><text:user-field-get text:name="Releaseyear">2023</text:user-field-get></text:span><text:span text:style-name="T208"><text:s/></text:span><text:span text:style-name="T204">wordt gedurende 5 jaar ondersteund tot </text:span><text:span text:style-name="T209">30 </text:span><text:span text:style-name="T206">juni</text:span><text:span text:style-name="T204"> 202</text:span><text:span text:style-name="T206">8</text:span><text:span text:style-name="T204">.</text:span></text:p></text:note-body></text:note></text:span><text:span text:style-name="T140"><text:s/></text:span><text:span text:style-name="T141">Server</text:span><text:span text:style-name="T165">.</text:span></text:p>
      <text:p text:style-name="P27"/>
      <text:p text:style-name="P28"/>
      <text:p text:style-name="P68">Vul het tekstvak achter &lt;...&gt; in</text:p>
      <text:p text:style-name="P19"><text:span text:style-name="T2">&lt;</text:span><text:span text:style-name="T184">g</text:span><text:span text:style-name="T15">ebruiker</text:span><text:span text:style-name="T2">&gt;</text:span><text:span text:style-name="T175"><text:tab/><text:tab/></text:span><text:span text:style-name="T186"> <text:tab/><text:tab/></text:span><text:span text:style-name="T176"><draw:control text:anchor-type="as-char" svg:y="-0.4cm" draw:z-index="11" draw:name="Gebruiker 3" draw:style-name="gr2" draw:text-style-name="P84" svg:width="6.002cm" svg:height="0.5cm" draw:control="control10"><svg:title>Gebruiker</svg:title><svg:desc>Volledige naam, bijv. Jan Stek</svg:desc></draw:control></text:span><text:span text:style-name="T176"><text:tab/></text:span><text:span text:style-name="T177">b</text:span><text:span text:style-name="T215">ijv.</text:span><text:span text:style-name="T178"> </text:span><text:span text:style-name="T180">Karel Zimmer</text:span></text:p>
      <text:p text:style-name="P67"><text:span text:style-name="T182">&lt;g</text:span><text:span text:style-name="T16">ebruikersnaam&gt;<text:tab/></text:span><text:span text:style-name="T181"><draw:control text:anchor-type="as-char" svg:y="-0.4cm" draw:z-index="12" draw:name="Gberuikersnaam 3" draw:style-name="gr2" draw:text-style-name="P84" svg:width="6.002cm" svg:height="0.5cm" draw:control="control11"><svg:title>Gebruikersnaam</svg:title><svg:desc>Korte naam, bijv. jan</svg:desc></draw:control></text:span><text:span text:style-name="T181"><text:tab/></text:span><text:span text:style-name="T183">b</text:span><text:span text:style-name="T218">ijv.</text:span><text:span text:style-name="T11"> </text:span><text:span text:style-name="T149">karel</text:span></text:p>
      <text:p text:style-name="P17"><text:span text:style-name="T17">&lt;comput</text:span><text:span text:style-name="T16">ernaam</text:span><text:span text:style-name="T185">&gt;<text:tab/><text:tab/></text:span><text:span text:style-name="T16"><draw:control text:anchor-type="as-char" svg:y="-0.4cm" draw:z-index="13" draw:name="Computernaam 2" draw:style-name="gr2" draw:text-style-name="P84" svg:width="6.002cm" svg:height="0.5cm" draw:control="control12"><svg:title>Computernaam</svg:title><svg:desc>Unieke naam van de computer</svg:desc></draw:control></text:span><text:span text:style-name="T16"><text:tab/></text:span><text:span text:style-name="T18">b</text:span><text:span text:style-name="T217">ijv.</text:span><text:span text:style-name="T169"> </text:span><text:span text:style-name="T172">sv</text:span><text:span text:style-name="T173">0</text:span><text:span text:style-name="T174">1</text:span></text:p>
      <text:p text:style-name="P18"><text:span text:style-name="T167">&lt;</text:span><text:span text:style-name="T168">g</text:span><text:span text:style-name="T167">ebruiker&gt;<text:tab/></text:span><text:span text:style-name="T170"><text:tab/></text:span><text:span text:style-name="T186"> <text:tab/><text:tab/></text:span><text:span text:style-name="T176"><draw:control text:anchor-type="as-char" svg:y="-0.4cm" draw:z-index="14" draw:name="Gebruiker 4" draw:style-name="gr2" draw:text-style-name="P84" svg:width="6.002cm" svg:height="0.5cm" draw:control="control13"><svg:title>Gebruiker</svg:title><svg:desc>Volledige naam, bijv. Jan Stek</svg:desc></draw:control></text:span><text:span text:style-name="T176"><text:tab/></text:span><text:span text:style-name="T177">e</text:span><text:span text:style-name="T216">vt.</text:span><text:span text:style-name="T179"> extra gebruikers</text:span></text:p>
      <text:p text:style-name="P72"><text:span text:style-name="T167">&lt;</text:span><text:span text:style-name="T168">g</text:span><text:span text:style-name="T167">ebruikersnaam&gt;<text:tab/></text:span><text:span text:style-name="T181"><draw:control text:anchor-type="as-char" svg:y="-0.4cm" draw:z-index="15" draw:name="Gberuikersnaam 4" draw:style-name="gr2" draw:text-style-name="P84" svg:width="6.002cm" svg:height="0.5cm" draw:control="control14"><svg:title>Gebruikersnaam</svg:title><svg:desc>Korte naam, bijv. jan</svg:desc></draw:control></text:span><text:span text:style-name="T181"><text:tab/></text:span><text:span text:style-name="T183">e</text:span><text:span text:style-name="T219">vt.</text:span><text:span text:style-name="T171"> extra gebruikers</text:span></text:p>
      <text:p text:style-name="P69"><text:span text:style-name="T220">v</text:span>ervang &lt;...&gt; in deze checklist door de waarde in het tekstvak.</text:p>
      <text:p text:style-name="P24"><text:span text:style-name="T214"/></text:p>
      <text:p text:style-name="P21"/>
      <text:p text:style-name="P16"><text:span text:style-name="Strong_20_Emphasis"><text:span text:style-name="T142">Nog niet op Linux?</text:span></text:span><text:span text:style-name="T145"><text:tab/></text:span><text:span text:style-name="T147">G</text:span><text:span text:style-name="T146">ebruik </text:span><text:span text:style-name="Strong_20_Emphasis"><text:span text:style-name="T152">Checklist </text:span></text:span><text:span text:style-name="Strong_20_Emphasis"><text:span text:style-name="T153">overzetten</text:span></text:span><text:span text:style-name="T146"> op </text:span><text:a xlink:type="simple" xlink:href="https://karelzimer.nl/nl" text:style-name="Internet_20_link" text:visited-style-name="Visited_20_Internet_20_Link"><text:span text:style-name="Internet_20_link"><text:span text:style-name="T10">karelzimmer.nl/nl</text:span></text:span></text:a><text:span text:style-name="T143">.</text:span></text:p>
      <text:p text:style-name="P16"><text:span text:style-name="T150">Nieuwe installatie?</text:span><text:span text:style-name="T143"><text:tab/></text:span><text:span text:style-name="T147">B</text:span><text:span text:style-name="T143">egin bij hoofdstuk </text:span><text:span text:style-name="T150"><text:bookmark-ref text:reference-format="page" text:ref-name="__RefNumPara__4009_1271708128">2</text:bookmark-ref></text:span><text:span text:style-name="T150"><text:s text:c="2"/></text:span><text:span text:style-name="T151"><text:bookmark-ref text:reference-format="text" text:ref-name="__RefNumPara__4009_1271708128">Installatie uitvoeren</text:bookmark-ref></text:span><text:span text:style-name="T144">.</text:span></text:p>
      <text:p text:style-name="P15"><text:span text:style-name="Strong_20_Emphasis"><text:span text:style-name="T148"/></text:span></text:p>
      <text:p text:style-name="P15"><text:span text:style-name="Strong_20_Emphasis"><text:span text:style-name="T148"/></text:span></text:p>
      <text:list text:style-name="L1">
        <text:list-item>
          <text:p text:style-name="P77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52"><draw:control text:anchor-type="as-char" draw:z-index="2" draw:name="Vorm3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52"><draw:control text:anchor-type="as-char" draw:z-index="8" draw:name="Vorm 2" draw:style-name="gr1" draw:text-style-name="P83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4"><text:span text:style-name="T36">Aanmelden als </text:span><text:span text:style-name="T3">&lt;</text:span><text:span text:style-name="T4">gebruiker</text:span><text:span text:style-name="T3">&gt;</text:span><text:span text:style-name="T37"><text:note text:id="ftn2" text:note-class="footnote"><text:note-citation>2</text:note-citation><text:note-body><text:p text:style-name="P12"><text:span text:style-name="T123">E</text:span><text:span text:style-name="T125">v</text:span><text:span text:style-name="T126">en</text:span><text:span text:style-name="T128">t</text:span><text:span text:style-name="T129">uele </text:span><text:span text:style-name="T130">extra </text:span><text:span text:style-name="T188">gebruiker</text:span><text:span text:style-name="T124">s</text:span><text:span text:style-name="T130"> aanmelden </text:span><text:span text:style-name="T131">en dezelfde stappen uitvoeren</text:span><text:span text:style-name="T127">.</text:span></text:p></text:note-body></text:note></text:span><text:span text:style-name="T37">.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><text:span text:style-name="Strong_20_Emphasis"><text:span text:style-name="T85"><draw:control text:anchor-type="as-char" draw:z-index="16" draw:name="Vorm 5" draw:style-name="gr1" draw:text-style-name="P83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74"><text:span text:style-name="T9">Typ</text:span><text:span text:style-name="T47"> de </text:span><text:span text:style-name="T48">volgende </text:span><text:span text:style-name="T49">twee </text:span><text:span text:style-name="T47">opdrachten, ieder gevolgd door de </text:span><text:span text:style-name="T24">Enter</text:span><text:span text:style-name="T38">-toets: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3" office:value-type="string">
            <text:p text:style-name="P75"><text:span text:style-name="User_20_Entry"><text:span text:style-name="T25">wget karelzimmer.nl/</text:span></text:span><text:span text:style-name="User_20_Entry"><text:span text:style-name="T133">getkz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3" office:value-type="string">
            <text:p text:style-name="P75"><text:span text:style-name="User_20_Entry"><text:span text:style-name="T25">bash </text:span></text:span><text:span text:style-name="User_20_Entry"><text:span text:style-name="T26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6" office:value-type="string">
            <text:p text:style-name="P37"><text:span text:style-name="T9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51"><text:span text:style-name="Strong_20_Emphasis"><text:span text:style-name="T85"><draw:control text:anchor-type="as-char" draw:z-index="17" draw:name="Vorm 7" draw:style-name="gr1" draw:text-style-name="P8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85"><draw:control text:anchor-type="as-char" draw:z-index="18" draw:name="Vorm 8" draw:style-name="gr1" draw:text-style-name="P83" svg:width="0.35cm" svg:height="0.35cm" draw:control="control17"/></text:span></text:span></text:p>
          </table:table-cell>
          <table:table-cell table:style-name="_31_._5f_Installatie_5f_voorbereiden.D8" office:value-type="string">
            <text:p text:style-name="P57"><text:span text:style-name="T86">Typ: </text:span><text:span text:style-name="User_20_Entry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9" office:value-type="string">
            <text:p text:style-name="P56"><text:span text:style-name="T41">Kie</text:span><text:span text:style-name="T45">s</text:span><text:span text:style-name="T41"> </text:span><text:span text:style-name="Strong_20_Emphasis"><text:span text:style-name="T22">1</text:span></text:span><text:span text:style-name="T61"> Installatie voorbereiden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0" office:value-type="string">
            <text:p text:style-name="P38"><text:span text:style-name="T9">V</text:span><text:span text:style-name="T40">olg </text:span><text:span text:style-name="T41">de aanwijzingen op het scherm.</text:span></text:p>
          </table:table-cell>
        </table:table-row>
      </table:table>
      <text:p text:style-name="P26"/>
      <text:list text:continue-numbering="true" text:style-name="L1">
        <text:list-item>
          <text:p text:style-name="P78"><text:bookmark-start text:name="__RefNumPara__4009_1271708128"/>Installatie uitvoeren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52"><draw:control text:anchor-type="as-char" draw:z-index="3" draw:name="Vorm9" draw:style-name="gr1" draw:text-style-name="P83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9"><text:span text:style-name="T161">Start de computer op vanaf</text:span><text:span text:style-name="T161"><text:note text:id="ftn3" text:note-class="footnote"><text:note-citation>1</text:note-citation><text:note-body><text:p text:style-name="P71"><text:span text:style-name="T119">B</text:span><text:span text:style-name="T120">ootmenu/</text:span><text:span text:style-name="T119">S</text:span><text:span text:style-name="T120">etup</text:span><text:span text:style-name="T118"> via </text:span><text:span text:style-name="T116">é</text:span><text:span text:style-name="T117">é</text:span><text:span text:style-name="T119">n van de </text:span><text:span text:style-name="T121">Veelgebruikte toetsen:</text:span><text:span text:style-name="T122"> </text:span><text:span text:style-name="T134">Esc</text:span><text:span text:style-name="T122">, </text:span><text:span text:style-name="T134">Delete</text:span><text:span text:style-name="T122">, </text:span><text:span text:style-name="T134">F1</text:span><text:span text:style-name="T122">, </text:span><text:span text:style-name="T134">F2</text:span><text:span text:style-name="T122">, </text:span><text:span text:style-name="T134">F9</text:span><text:span text:style-name="T122">, </text:span><text:span text:style-name="T134">F10</text:span><text:span text:style-name="T122">, </text:span><text:span text:style-name="T134">F11</text:span><text:span text:style-name="T122">, of </text:span><text:span text:style-name="T134">F12</text:span></text:p></text:note-body></text:note></text:span><text:span text:style-name="T161"> </text:span><text:span text:style-name="T162">een </text:span><text:span text:style-name="T156"><text:user-field-get text:name="Distro">Debian</text:user-field-get></text:span><text:span text:style-name="T157"><text:s/></text:span><text:span text:style-name="T157"><text:user-field-get text:name="Version">12</text:user-field-get></text:span><text:span text:style-name="T155"><text:s/></text:span><text:span text:style-name="T160">Server</text:span><text:span text:style-name="T158"> </text:span><text:span text:style-name="T159">Live</text:span><text:span text:style-name="T81"><text:note text:id="ftn4" text:note-class="footnote"><text:note-citation>2</text:note-citation><text:note-body><text:p text:style-name="P13"><text:span text:style-name="T187">Vanaf een </text:span><text:span text:style-name="T193">L</text:span><text:span text:style-name="T187">ive </text:span><text:span text:style-name="T194">USB</text:span><text:span text:style-name="T192">-stick</text:span><text:span text:style-name="T195"> </text:span><text:span text:style-name="T187">kunt u opstarten en </text:span><text:span text:style-name="T189">met </text:span><text:span text:style-name="T166"><text:user-field-get text:name="Distro">Debian</text:user-field-get></text:span><text:span text:style-name="T166"><text:s/></text:span><text:span text:style-name="T187">werken zonder enige bestanden op de harde schijf te wijzigen en maakt ook installatie van </text:span><text:span text:style-name="T166"><text:user-field-get text:name="Distro">Debian</text:user-field-get></text:span><text:span text:style-name="T166"><text:s/></text:span><text:span text:style-name="T187">mogelijk.</text:span></text:p></text:note-body></text:note></text:span><text:span text:style-name="T80"> </text:span><text:span text:style-name="T84">USB</text:span><text:span text:style-name="T82">-stick</text:span><text:span text:style-name="T82"><text:note text:id="ftn5" text:note-class="footnote"><text:note-citation>3</text:note-citation><text:note-body><text:p text:style-name="P73"><text:span text:style-name="T103">Maak een opstartbare USB-stick</text:span><text:span text:style-name="T98">:<text:line-break/></text:span><text:span text:style-name="T96">D</text:span><text:span text:style-name="T89">ow</text:span><text:span text:style-name="T90">nload </text:span><text:span text:style-name="T87">e</text:span><text:span text:style-name="T91">e</text:span><text:span text:style-name="T92">n</text:span><text:span text:style-name="T115"> </text:span><text:span text:style-name="Strong_20_Emphasis"><text:span text:style-name="T106">debian-live-</text:span></text:span><text:span text:style-name="Strong_20_Emphasis"><text:span text:style-name="T106"><text:user-field-get text:name="Version">12</text:user-field-get></text:span></text:span><text:span text:style-name="Strong_20_Emphasis"><text:span text:style-name="T106">...-amd64-standard.iso</text:span></text:span><text:span text:style-name="T97"> </text:span><text:span text:style-name="T102">image </text:span><text:span text:style-name="T93">v</text:span><text:span text:style-name="T94">anaf</text:span><text:span text:style-name="T95"> </text:span><text:a xlink:type="simple" xlink:href="https://www.debian.org/" text:style-name="Internet_20_link" text:visited-style-name="Visited_20_Internet_20_Link"><text:span text:style-name="T190">debian.org</text:span></text:a><text:span text:style-name="T95"> </text:span><text:span text:style-name="T102">en </text:span><text:span text:style-name="Strong_20_Emphasis"><text:span text:style-name="T107">Other downloads</text:span></text:span><text:span text:style-name="T100"> (onder Download) </text:span><text:span text:style-name="T102">en</text:span><text:span text:style-name="T100"> </text:span><text:span text:style-name="Strong_20_Emphasis"><text:span text:style-name="T107">Other live ISO</text:span></text:span><text:span text:style-name="T100"> (onder Try </text:span><text:span text:style-name="T100"><text:user-field-get text:name="Distro">Debian</text:user-field-get></text:span><text:span text:style-name="T100"><text:s/></text:span><text:span text:style-name="T101">live before installing).</text:span><text:span text:style-name="Strong_20_Emphasis"><text:span text:style-name="T90"><text:line-break/></text:span></text:span><text:span text:style-name="T99">De volgende stappen staan beschreven in </text:span><text:span text:style-name="Strong_20_Emphasis"><text:span text:style-name="T105">Linux informatie</text:span></text:span><text:span text:style-name="T99">, te vinden op </text:span><text:a xlink:type="simple" xlink:href="https://karelzimmer.nl/nl" text:style-name="Internet_20_link" text:visited-style-name="Visited_20_Internet_20_Link"><text:span text:style-name="T191">karelzimmer.nl/nl</text:span></text:a><text:span text:style-name="T99">.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32"><text:span text:style-name="T44">Selecteer</text:span><text:span text:style-name="T56"> </text:span><text:span text:style-name="Strong_20_Emphasis"><text:span text:style-name="T19">Start inst</text:span></text:span><text:span text:style-name="Strong_20_Emphasis"><text:span text:style-name="T20">a</text:span></text:span><text:span text:style-name="Strong_20_Emphasis"><text:span text:style-name="T19">ller</text:span></text:span><text:span text:style-name="T54"> </text:span><text:span text:style-name="T58">en druk op de </text:span><text:span text:style-name="T21">Enter</text:span><text:span text:style-name="T38">-toets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70"><text:span text:style-name="Emphasis"><text:span text:style-name="T202">Volg de installatieschermen en vul deze in.</text:span></text:span><text:span text:style-name="T212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draw:control text:anchor-type="as-char" draw:z-index="7" draw:name="Vorm13_ 1" draw:style-name="gr1" draw:text-style-name="P83" svg:width="0.35cm" svg:height="0.35cm" draw:control="control6"/></text:p>
          </table:table-cell>
          <table:table-cell table:style-name="_32_._5f_Installatie_5f_uitvoeren.C6" office:value-type="string">
            <text:p text:style-name="P53"><text:span text:style-name="T27">Bi</text:span><text:span text:style-name="T34">j</text:span><text:span text:style-name="T27"> </text:span><text:span text:style-name="Strong_20_Emphasis"><text:span text:style-name="T66">Select a language</text:span></text:span><text:span text:style-name="T27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6" office:value-type="string">
            <text:p text:style-name="P60"><text:span text:style-name="T34">K</text:span><text:span text:style-name="T27">ies </text:span><text:span text:style-name="Strong_20_Emphasis"><text:span text:style-name="T69">Dutch - </text:span></text:span><text:span text:style-name="Strong_20_Emphasis"><text:span text:style-name="T70">Nederlands</text:span></text:span><text:span text:style-name="T27"> </text:span><text:span text:style-name="T35">en klik op </text:span><text:span text:style-name="Strong_20_Emphasis"><text:span text:style-name="T71">Continue</text:span>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52"><draw:control text:anchor-type="as-char" draw:z-index="4" draw:name="Vorm13" draw:style-name="gr1" draw:text-style-name="P83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2"><text:span text:style-name="T53">B</text:span><text:span text:style-name="T57">ij</text:span><text:span text:style-name="T53"> </text:span><text:span text:style-name="Strong_20_Emphasis"><text:span text:style-name="T62">Het netwerk configureren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54"><text:span text:style-name="T55">V</text:span><text:span text:style-name="T53">ul in </text:span><text:span text:style-name="Strong_20_Emphasis"><text:span text:style-name="T67">C</text:span></text:span><text:span text:style-name="Strong_20_Emphasis"><text:span text:style-name="T64">omputer</text:span></text:span><text:span text:style-name="Strong_20_Emphasis"><text:span text:style-name="T67">naam</text:span></text:span><text:span text:style-name="T30"> &lt;</text:span><text:span text:style-name="T14">comp</text:span><text:span text:style-name="T13">uternaam&gt;</text:span><text:span text:style-name="T50"> </text:span><text:span text:style-name="T51">en klik op </text:span><text:span text:style-name="Strong_20_Emphasis"><text:span text:style-name="T72">Verdergaan</text:span>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draw:control text:anchor-type="as-char" draw:z-index="10" draw:name="Vorm 1" draw:style-name="gr1" draw:text-style-name="P83" svg:width="0.35cm" svg:height="0.35cm" draw:control="control9"/></text:p>
          </table:table-cell>
          <table:table-cell table:style-name="_32_._5f_Installatie_5f_uitvoeren.C9" office:value-type="string">
            <text:p text:style-name="P55"><text:span text:style-name="T57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61"><text:span text:style-name="T163">Stel geen </text:span><text:span text:style-name="T164">Root</text:span><text:span text:style-name="T163">-wachtwoord in</text:span><text:span text:style-name="T43"> </text:span><text:span text:style-name="T46">maar klik op </text:span><text:span text:style-name="Strong_20_Emphasis"><text:span text:style-name="T73">Verdergaan</text:span></text:span><text:span text:style-name="T46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4" office:value-type="string">
            <text:p text:style-name="P65"><text:span text:style-name="T55">V</text:span><text:span text:style-name="T53">ul in </text:span><text:span text:style-name="Strong_20_Emphasis"><text:span text:style-name="T63">Wat is </text:span></text:span><text:span text:style-name="Strong_20_Emphasis"><text:span text:style-name="T67">de volledige </text:span></text:span><text:span text:style-name="Strong_20_Emphasis"><text:span text:style-name="T63">naam </text:span></text:span><text:span text:style-name="Strong_20_Emphasis"><text:span text:style-name="T67">van de nieuwe gebruiker</text:span></text:span><text:span text:style-name="Strong_20_Emphasis"><text:span text:style-name="T63">?</text:span></text:span><text:span text:style-name="T28"> </text:span><text:span text:style-name="T5">&lt;</text:span><text:span text:style-name="T6">gebruiker</text:span><text:span text:style-name="T5">&gt;</text:span><text:span text:style-name="T50"> </text:span><text:span text:style-name="T51">en klik op </text:span><text:span text:style-name="Strong_20_Emphasis"><text:span text:style-name="T72">Verdergaan</text:span>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4" office:value-type="string">
            <text:p text:style-name="P62"><text:span text:style-name="T55">V</text:span><text:span text:style-name="T53">ul in </text:span><text:span text:style-name="Strong_20_Emphasis"><text:span text:style-name="T63">W</text:span></text:span><text:span text:style-name="Strong_20_Emphasis"><text:span text:style-name="T68">at is de gebruikersnaam voor uw </text:span></text:span><text:span text:style-name="Strong_20_Emphasis"><text:span text:style-name="T63"><text:s/></text:span></text:span><text:span text:style-name="Strong_20_Emphasis"><text:span text:style-name="T68">account</text:span></text:span><text:span text:style-name="Strong_20_Emphasis"><text:span text:style-name="T63">?</text:span></text:span><text:span text:style-name="T29"> &lt;</text:span><text:span text:style-name="T12">gebruikers</text:span><text:span text:style-name="T13">naam&gt;</text:span><text:span text:style-name="T50"> </text:span><text:span text:style-name="T51">en klik op </text:span><text:span text:style-name="Strong_20_Emphasis"><text:span text:style-name="T72">Verdergaan</text:span>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6" office:value-type="string">
            <text:p text:style-name="P62"><text:span text:style-name="T33">Geef</text:span><text:span text:style-name="T28"> </text:span><text:span text:style-name="T31">tweemaal </text:span><text:span text:style-name="T33">een </text:span><text:span text:style-name="Strong_20_Emphasis"><text:span text:style-name="T65">wachtwoord</text:span></text:span><text:span text:style-name="T50"> </text:span><text:span text:style-name="T51">en klik op </text:span><text:span text:style-name="Strong_20_Emphasis"><text:span text:style-name="T72">Verdergaan</text:span></text:span><text:span text:style-name="T51">.</text:span></text:p>
          </table:table-cell>
        </table:table-row>
      </table:table>
      <text:p text:style-name="P34"><text:span text:style-name="Strong_20_Emphasis"><text:span text:style-name="T59"/></text:span></text:p>
      <text:list text:continue-numbering="true" text:style-name="L1">
        <text:list-item>
          <text:p text:style-name="P80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52"><draw:control text:anchor-type="as-char" draw:z-index="5" draw:name="Vorm22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T32">Aanmelden als &lt;</text:span><text:span text:style-name="T13">gebruiker&gt;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><text:span text:style-name="Strong_20_Emphasis"><text:span text:style-name="T85"><draw:control text:anchor-type="as-char" draw:z-index="19" draw:name="Vorm4" draw:style-name="gr1" draw:text-style-name="P83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4"><text:span text:style-name="T9">Typ</text:span><text:span text:style-name="T47"> de </text:span><text:span text:style-name="T48">volgende </text:span><text:span text:style-name="T49">twee </text:span><text:span text:style-name="T47">opdrachten, ieder gevolgd door de </text:span><text:span text:style-name="T24">Enter</text:span><text:span text:style-name="T38">-toets: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3" office:value-type="string">
            <text:p text:style-name="P75"><text:span text:style-name="User_20_Entry"><text:span text:style-name="T25">wget karelzimmer.nl/</text:span></text:span><text:span text:style-name="User_20_Entry"><text:span text:style-name="T133">getkz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3" office:value-type="string">
            <text:p text:style-name="P75"><text:span text:style-name="User_20_Entry"><text:span text:style-name="T25">bash </text:span></text:span><text:span text:style-name="User_20_Entry"><text:span text:style-name="T26">getkz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6" office:value-type="string">
            <text:p text:style-name="P36"><text:span text:style-name="T39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7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1"><text:span text:style-name="Strong_20_Emphasis"><text:span text:style-name="T85"><draw:control text:anchor-type="as-char" draw:z-index="20" draw:name="Vorm 6" draw:style-name="gr1" draw:text-style-name="P83" svg:width="0.35cm" svg:height="0.35cm" draw:control="control19"/></text:span></text:span></text:p>
          </table:table-cell>
          <table:table-cell table:style-name="_33_._5f_Installatie_5f_afronden.C8" office:value-type="string">
            <text:p text:style-name="P57"><text:span text:style-name="T86">Typ: </text:span><text:span text:style-name="User_20_Entry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36"/></text:span></text:p>
          </table:table-cell>
          <table:table-cell table:style-name="_33_._5f_Installatie_5f_afronden.C9" office:value-type="string">
            <text:p text:style-name="P58"><text:span text:style-name="T41">Kie</text:span><text:span text:style-name="T45">s</text:span><text:span text:style-name="T42"> </text:span><text:span text:style-name="Strong_20_Emphasis"><text:span text:style-name="T23">3</text:span></text:span><text:span text:style-name="T60"> Installatie afronden</text:span><text:span text:style-name="T38">.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10" office:value-type="string">
            <text:p text:style-name="P38"><text:span text:style-name="T9">V</text:span><text:span text:style-name="T40">olg </text:span><text:span text:style-name="T41">de aanwijzingen op het scherm.</text:span></text:p>
          </table:table-cell>
        </table:table-row>
      </table:table>
      <text:p text:style-name="P35"><text:span text:style-name="Strong_20_Emphasis"><text:span text:style-name="T32"/></text:span></text:p>
      <text:list text:continue-numbering="true" text:style-name="L1">
        <text:list-item>
          <text:p text:style-name="P79"><text:span text:style-name="Strong_20_Emphasis"><text:span text:style-name="T8">Gebruiker inrichten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Strong_20_Emphasis"><text:span text:style-name="T52"><draw:control text:anchor-type="as-char" draw:z-index="6" draw:name="Vorm36_0" draw:style-name="gr1" draw:text-style-name="P83" svg:width="0.35cm" svg:height="0.35cm" draw:control="control5"/></text:span></text:span></text:p>
          </table:table-cell>
          <table:table-cell table:style-name="Tabel2.A1" office:value-type="string">
            <text:p text:style-name="P49"><text:span text:style-name="Strong_20_Emphasis"><text:span text:style-name="T52"><draw:control text:anchor-type="as-char" draw:z-index="9" draw:name="Vorm36_ 1" draw:style-name="gr1" draw:text-style-name="P83" svg:width="0.35cm" svg:height="0.35cm" draw:control="control8"/></text:span></text:span></text:p>
          </table:table-cell>
          <table:table-cell table:style-name="Tabel2.D1" office:value-type="string">
            <text:p text:style-name="P29"><text:span text:style-name="T32">Aanmelden als &lt;</text:span><text:span text:style-name="T13">gebruiker&gt;</text:span><text:span text:style-name="T37"><text:note text:id="ftn6" text:note-class="footnote"><text:note-citation>1</text:note-citation><text:note-body><text:p text:style-name="P41"><text:span text:style-name="T88">E</text:span><text:span text:style-name="T108">v</text:span><text:span text:style-name="T109">en</text:span><text:span text:style-name="T111">t</text:span><text:span text:style-name="T112">uele </text:span><text:span text:style-name="T113">extra </text:span><text:span text:style-name="T188">gebruiker</text:span><text:span text:style-name="T104">s</text:span><text:span text:style-name="T113"> aanmelden </text:span><text:span text:style-name="T114">en dezelfde stappen uitvoeren</text:span><text:span text:style-name="T110">.</text:span></text:p></text:note-body></text:note></text:span><text:span text:style-name="T32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1"><text:span text:style-name="Strong_20_Emphasis"><text:span text:style-name="T85"><draw:control text:anchor-type="as-char" draw:z-index="21" draw:name="Vorm 9" draw:style-name="gr1" draw:text-style-name="P83" svg:width="0.35cm" svg:height="0.35cm" draw:control="control20"/></text:span></text:span></text:p>
          </table:table-cell>
          <table:table-cell table:style-name="Tabel2.A1" office:value-type="string">
            <text:p text:style-name="P51"><text:span text:style-name="Strong_20_Emphasis"><text:span text:style-name="T85"><draw:control text:anchor-type="as-char" draw:z-index="22" draw:name="Vorm 10" draw:style-name="gr1" draw:text-style-name="P83" svg:width="0.35cm" svg:height="0.35cm" draw:control="control21"/></text:span></text:span></text:p>
          </table:table-cell>
          <table:table-cell table:style-name="Tabel2.D3" office:value-type="string">
            <text:p text:style-name="P57"><text:span text:style-name="T86">Typ: </text:span><text:span text:style-name="User_20_Entry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30"><text:span text:style-name="T41">Kie</text:span><text:span text:style-name="T45">s</text:span><text:span text:style-name="T42"> </text:span><text:span text:style-name="Strong_20_Emphasis"><text:span text:style-name="T23">4</text:span></text:span><text:span text:style-name="T60"> Gebruiker inrichten</text:span><text:span text:style-name="T38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9"><text:span text:style-name="T9">V</text:span><text:span text:style-name="T40">olg </text:span><text:span text:style-name="T41">de aanwijzingen op het scherm.</text:span></text:p>
          </table:table-cell>
        </table:table-row>
      </table:table>
      <text:p text:style-name="P11"/>
      <text:p text:style-name="P3"/>
      <text:p text:style-name="P59"><text:span text:style-name="T76">E</text:span><text:span text:style-name="T77">inde c</text:span><text:span text:style-name="T78">hecklist, </text:span><text:span text:style-name="T79">d</text:span><text:span text:style-name="T78">e</text:span><text:span text:style-name="T154"> installatie van </text:span><text:span text:style-name="T154"><text:user-field-get text:name="Distro">Debian</text:user-field-get></text:span><text:span text:style-name="T157"><text:s/></text:span><text:span text:style-name="T157"><text:user-field-get text:name="Version">12</text:user-field-get></text:span><text:span text:style-name="T155"><text:s/></text:span><text:span text:style-name="T160">Server</text:span><text:span text:style-name="T158"> </text:span><text:span text:style-name="T154">is voltooid.</text:span></text:p>
      <text:p text:style-name="P20"/>
      <text:list text:style-name="L2">
        <text:list-header>
          <text:p text:style-name="P81"><text:span text:style-name="T197">Geschreven door </text:span><text:a xlink:type="simple" xlink:href="mailto:info@karelzimmer.nl?subject=Checklist%20installatie%20Linux" text:style-name="Internet_20_link" text:visited-style-name="Visited_20_Internet_20_Link"><text:span text:style-name="T198">Karel Zimmer</text:span></text:a><text:span text:style-name="T199">.</text:span></text:p>
          <text:p text:style-name="P82"><text:span text:style-name="T201">Licentie </text:span><text:span text:style-name="T199">C</text:span><text:span text:style-name="T200">C0</text:span><text:span text:style-name="T199"> 1.0 </text:span><text:span text:style-name="T19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6"><text:s/></text:span><text:span text:style-name="T19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6-27T19:18:57.183384806">27-06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7T19:18:57.066333747</dc:date>
    <meta:keyword>Installatie</meta:keyword>
    <meta:keyword>Checklist</meta:keyword>
    <meta:keyword>Linux</meta:keyword>
    <meta:editing-cycles>7050</meta:editing-cycles>
    <meta:editing-duration>P12DT14H34M1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0" meta:character-count="2719" meta:non-whitespace-character-count="2359"/>
    <meta:user-defined meta:name="Info 1"/>
    <meta:user-defined meta:name="Info 2"/>
    <meta:user-defined meta:name="Info 3"/>
    <meta:user-defined meta:name="Info 4"/>
  </office:meta>
</office:document-meta>
</file>